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8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49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7.92mm" fo:break-before="auto" style:use-optimal-row-height="false"/>
    </style:style>
    <style:style style:name="ro5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3.69mm" fo:break-before="auto" style:use-optimal-row-height="false"/>
    </style:style>
    <style:style style:name="ro10" style:family="table-row">
      <style:table-row-properties style:row-height="3.49mm" fo:break-before="auto" style:use-optimal-row-height="false"/>
    </style:style>
    <style:style style:name="ro11" style:family="table-row">
      <style:table-row-properties style:row-height="5.29mm" fo:break-before="auto" style:use-optimal-row-height="true"/>
    </style:style>
    <style:style style:name="ro12" style:family="table-row">
      <style:table-row-properties style:row-height="5.33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660" style:family="table-cell" style:parent-style-name="Default">
      <style:table-cell-properties style:rotation-align="none"/>
    </style:style>
    <style:style style:name="ce66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6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65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6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68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6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53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9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7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71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72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73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8"/>
        <table:table-column table:style-name="co11" table:default-cell-style-name="ce26"/>
        <table:table-column table:style-name="co12" table:number-columns-repeated="121" table:default-cell-style-name="ce26"/>
        <table:table-column table:style-name="co11" table:default-cell-style-name="ce26"/>
        <table:table-column table:style-name="co10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1"/>
        <table:table-row table:style-name="ro4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5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5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1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1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6">
          <table:table-cell table:style-name="ce2"/>
          <table:table-cell table:style-name="ce1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office:value-type="string" calcext:value-type="string" table:number-columns-spanned="2" table:number-rows-spanned="1">
            <text:p>D0!</text:p>
          </table:table-cell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office:value-type="string" calcext:value-type="string" table:number-columns-spanned="2" table:number-rows-spanned="1">
            <text:p>D1!</text:p>
          </table:table-cell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4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5!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R2</text:p>
          </table:table-cell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5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6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5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office:value-type="string" calcext:value-type="string" table:number-columns-spanned="2" table:number-rows-spanned="1">
            <text:p>D5!</text:p>
          </table:table-cell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office:value-type="string" calcext:value-type="string" table:number-columns-spanned="2" table:number-rows-spanned="1">
            <text:p>D6!</text:p>
          </table:table-cell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7!</text:p>
          </table:table-cell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office:value-type="string" calcext:value-type="string" table:number-columns-spanned="2" table:number-rows-spanned="1">
            <text:p>D8!</text:p>
          </table:table-cell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office:value-type="string" calcext:value-type="string" table:number-columns-spanned="2" table:number-rows-spanned="1">
            <text:p>D9!</text:p>
          </table:table-cell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office:value-type="string" calcext:value-type="string" table:number-columns-spanned="2" table:number-rows-spanned="1">
            <text:p>D10!</text:p>
          </table:table-cell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11!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office:value-type="string" calcext:value-type="string" table:number-columns-spanned="2" table:number-rows-spanned="1">
            <text:p>R7</text:p>
          </table:table-cell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8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office:value-type="string" calcext:value-type="string" table:number-columns-spanned="2" table:number-rows-spanned="1">
            <text:p>R9</text:p>
          </table:table-cell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office:value-type="string" calcext:value-type="string" table:number-columns-spanned="2" table:number-rows-spanned="1">
            <text:p>R10</text:p>
          </table:table-cell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office:value-type="string" calcext:value-type="string" table:number-columns-spanned="2" table:number-rows-spanned="1">
            <text:p>R11</text:p>
          </table:table-cell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office:value-type="string" calcext:value-type="string" table:number-columns-spanned="2" table:number-rows-spanned="1">
            <text:p>R12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5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108" table:number-columns-spanned="2" table:number-rows-spanned="1"/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office:value-type="string" calcext:value-type="string" table:number-columns-spanned="2" table:number-rows-spanned="1">
            <text:p>D3!</text:p>
          </table:table-cell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109" table:number-columns-spanned="2" table:number-rows-spanned="1"/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office:value-type="string" calcext:value-type="string" table:number-columns-spanned="2" table:number-rows-spanned="1">
            <text:p>R4</text:p>
          </table:table-cell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5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10">
          <table:table-cell table:style-name="ce2"/>
          <table:table-cell table:style-name="ce24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5">
          <table:table-cell table:style-name="ce7" office:value-type="string" calcext:value-type="string">
            <text:p>t</text:p>
          </table:table-cell>
          <table: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repeated="26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653" table:number-columns-spanned="2" table:number-rows-spanned="1"/>
          <table:covered-table-cell table:style-name="ce653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4:'RTS-Template'.DS15 'RTS-Template'.B14:'RTS-Template'.Y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669"/>
        <table:table-column table:style-name="co6" table:default-cell-style-name="ce669"/>
        <table:table-column table:style-name="co7" table:default-cell-style-name="ce661"/>
        <table:table-column table:style-name="co8" table:default-cell-style-name="ce661"/>
        <table:table-column table:style-name="co7" table:default-cell-style-name="ce661"/>
        <table:table-column table:style-name="co6" table:default-cell-style-name="ce669"/>
        <table:table-column table:style-name="co7" table:default-cell-style-name="ce661"/>
        <table:table-column table:style-name="co6" table:default-cell-style-name="ce661"/>
        <table:table-column table:style-name="co7" table:default-cell-style-name="ce661"/>
        <table:table-column table:style-name="co6" table:default-cell-style-name="ce661"/>
        <table:table-column table:style-name="co4" table:number-columns-repeated="1014" table:default-cell-style-name="ce661"/>
        <table:table-row table:style-name="ro8">
          <table:table-cell table:number-columns-repeated="1024"/>
        </table:table-row>
        <table:table-row table:style-name="ro7">
          <table:table-cell table:number-columns-repeated="2"/>
          <table:table-cell table:style-name="ce671" office:value-type="string" calcext:value-type="string">
            <text:p>Δt<text:span text:style-name="T1">exec</text:span></text:p>
          </table:table-cell>
          <table:table-cell table:style-name="ce673"/>
          <table:table-cell table:style-name="ce671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9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3" calcext:value-type="float">
            <text:p>3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10" calcext:value-type="float">
            <text:p>10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9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2" calcext:value-type="float">
            <text:p>2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5" calcext:value-type="float">
            <text:p>5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 table:style-name="Default"/>
          <table:table-cell table:style-name="ce672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6" calcext:value-type="float">
            <text:p>6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15" calcext:value-type="float">
            <text:p>15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9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9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9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.00.0000</text:date>, <text:time style:data-style-name="N2" text:time-value="11:24:25.79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9-06-28T11:28:27.635000000</dc:date>
    <meta:editing-cycles>32</meta:editing-cycles>
    <meta:editing-duration>PT2H34M30S</meta:editing-duration>
    <meta:generator>LibreOffice/6.0.3.2$Windows_X86_64 LibreOffice_project/8f48d515416608e3a835360314dac7e47fd0b821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425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